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0979" officeooo:paragraph-rsid="00100979"/>
    </style:style>
    <style:style style:name="T1" style:family="text">
      <style:text-properties officeooo:rsid="0010ab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p = <text:span text:style-name="T1">5</text:span></text:p>
      <text:p text:style-name="P1">Ki = 1<text:span text:style-name="T1">0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02:14:13.963690379</meta:creation-date>
    <dc:date>2020-12-03T02:18:47.121640361</dc:date>
    <meta:editing-duration>PT42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2" meta:word-count="6" meta:character-count="14" meta:non-whitespace-character-count="10"/>
  </office:meta>
</office:document-meta>
</file>